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4" style:family="text">
      <style:text-properties style:font-name="Times New Roman" fo:font-size="14pt" fo:language="ru" fo:country="RU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5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5" style:family="text">
      <style:text-properties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6" style:family="text">
      <style:text-properties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17" style:family="text">
      <style:text-properties fo:font-size="14pt" fo:language="ru" fo:country="RU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8" style:family="text">
      <style:text-properties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9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0" style:family="text">
      <style:text-properties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2cm" svg:height="0.64cm" draw:z-index="0"><draw:image xlink:href="../../odt/images/3042.png" xlink:type="simple" xlink:show="embed" xlink:actuate="onLoad"/></draw:frame></text:p>
          </table:table-cell>
          <table:table-cell table:style-name="Table1.B1" office:value-type="string">
            <text:h text:style-name="P2" text:outline-level="1">Размыкающий контакт реле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12">C-</text:span>код <text:span text:style-name="T12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75cm" svg:height="1.431cm" draw:z-index="1"><draw:image xlink:href="../../odt/images/3042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Реализует операцию <text:span text:style-name="T10">логического И-НЕ</text:span> для <text:span text:style-name="T10">входа блока</text:span> и значения, поданного на соответствующую <text:span text:style-name="T10">управляющую обмотку реле:</text:span></text:p>
            <text:p text:style-name="P6"><draw:frame draw:style-name="fr3" draw:name="Объект1" text:anchor-type="as-char" svg:width="6.763cm" svg:height="1.332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5"><text:span text:style-name="T13">где </text:span><text:span text:style-name="T13"><draw:frame draw:style-name="fr3" draw:name="Объект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3"> – выходной сигнал блока, <text:s/></text:span><text:span text:style-name="T13"><draw:frame draw:style-name="fr3" draw:name="Объект3" text:anchor-type="as-char" svg:width="1.753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3">– значение (состояние) реле, <text:s/></text:span><text:span text:style-name="T13"><draw:frame draw:style-name="fr3" draw:name="Объект5" text:anchor-type="as-char" svg:width="2.073cm" svg:height="0.621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3">– логическое отрицание состояния реле,</text:span><text:span text:style-name="T13"><draw:frame draw:style-name="fr3" draw:name="Объект4" text:anchor-type="as-char" svg:width="1.055cm" svg:height="0.564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3">– входной сигнал блока.</text:span></text:p>
            <text:p text:style-name="P5"><text:span text:style-name="T14">Другими словами, если на вход в блок подана логическая единица, на выходе будет сформировано инверсное </text:span><text:span text:style-name="T11">управляющей обмотке реле</text:span><text:span text:style-name="T14"> значение, т. е. реле разомкнется. Если на вход в блок подан логический ноль, на выходе всегда будет сформирован логический ноль, независимо от состояния реле.</text:span></text:p>
            <text:p text:style-name="P5"><text:span text:style-name="T15">Для того чтобы посмотреть структуру алгоритма – нажмите правой кнопкой на блок и выберите пункт «Действия» </text:span><text:span text:style-name="T16">→</text:span><text:span text:style-name="T15"> «Войти в субмодель». Передача сигнала</text:span><text:span text:style-name="T20"> </text:span><text:span text:style-name="T15">с управляющей обмотки реле реализуется при помощи блока </text:span><text:span text:style-name="T17">Из памяти</text:span><text:span text:style-name="T18">.</text:span></text:p>
            <text:p text:style-name="P5"><text:span text:style-name="T19">Свойства</text:span>:</text:p>
            <text:list xml:id="list7680545281525855452" text:style-name="L1">
              <text:list-item>
                <text:p text:style-name="P7">Имя реле – имя, по которому определяется управляющее воздействие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змыкающий контакт реле</dc:title>
    <dc:date>2014-12-01T18:48:46.51</dc:date>
    <meta:generator>OpenOffice/4.1.1$Win32 OpenOffice.org_project/411m6$Build-9775</meta:generator>
    <meta:editing-duration>PT2H32M37S</meta:editing-duration>
    <meta:editing-cycles>123</meta:editing-cycles>
    <meta:document-statistic meta:table-count="1" meta:image-count="2" meta:object-count="5" meta:page-count="1" meta:paragraph-count="13" meta:word-count="130" meta:character-count="886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o stretchy="false">¬</mo>
                      <msub>
                        <mi>x</mi>
                        <mi mathvariant="italic">relais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neg x_relais(t), ~ если u(t)=1; #
alignl 0, ~ если u(t)=0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x</mi>
        <mi mathvariant="italic">relais</mi>
      </msub>
      <mrow>
        <mo stretchy="false">(</mo>
        <mrow>
          <mi>t</mi>
        </mrow>
        <mo stretchy="false">)</mo>
      </mrow>
    </mrow>
    <annotation encoding="StarMath 5.0">x_relais(t)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5/content.xml><?xml version="1.0" encoding="utf-8"?>
<math xmlns="http://www.w3.org/1998/Math/MathML">
  <semantics>
    <mrow>
      <mrow>
        <mo stretchy="false">¬</mo>
        <msub>
          <mi>x</mi>
          <mi mathvariant="italic">relais</mi>
        </msub>
      </mrow>
      <mrow>
        <mo stretchy="false">(</mo>
        <mrow>
          <mi>t</mi>
        </mrow>
        <mo stretchy="false">)</mo>
      </mrow>
    </mrow>
    <annotation encoding="StarMath 5.0">neg x_relais(t)</annotation>
  </semantics>
</math>
</file>